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svg:stroke-width="0.051cm" svg:stroke-color="#c5000b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2.79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c5000b"/>
    </style:style>
    <style:style style:name="P5" style:family="paragraph">
      <style:paragraph-properties fo:text-align="center"/>
      <style:text-properties fo:color="#c5000b" fo:font-size="18pt" style:font-size-asian="18pt" style:font-size-complex="18pt"/>
    </style:style>
    <style:style style:name="P6" style:family="paragraph">
      <style:text-properties fo:color="#c5000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5000b" fo:font-size="18pt" style:font-size-asian="18pt" style:font-size-complex="18pt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.413cm" svg:y1="5.715cm" svg:x2="4.191cm" svg:y2="4.064cm">
          <text:p text:style-name="P1"><text:span text:style-name="T1">0.3</text:span><text:span text:style-name="T1"><text:line-break/></text:span><text:span text:style-name="T1"/></text:p>
        </draw:line>
        <draw:line draw:style-name="gr1" draw:text-style-name="P2" draw:layer="layout" svg:x1="2.413cm" svg:y1="5.715cm" svg:x2="4.318cm" svg:y2="7.366cm">
          <text:p text:style-name="P1"><text:span text:style-name="T1"/></text:p>
          <text:p text:style-name="P1"><text:span text:style-name="T1">0.7</text:span></text:p>
        </draw:line>
        <draw:frame draw:style-name="gr2" draw:text-style-name="P3" draw:layer="layout" svg:width="2.286cm" svg:height="0.962cm" svg:x="3.937cm" svg:y="3.175cm">
          <draw:text-box>
            <text:p><text:span text:style-name="T1">noire</text:span></text:p>
          </draw:text-box>
        </draw:frame>
        <draw:frame draw:style-name="gr3" draw:text-style-name="P3" draw:layer="layout" svg:width="2.159cm" svg:height="0.962cm" svg:x="3.937cm" svg:y="7.166cm">
          <draw:text-box>
            <text:p><text:span text:style-name="T1">claire</text:span></text:p>
          </draw:text-box>
        </draw:frame>
        <draw:custom-shape draw:style-name="gr4" draw:text-style-name="P4" draw:layer="layout" svg:width="1.015cm" svg:height="5.877cm" draw:transform="rotate (-0.785398163397448) translate (5.921cm 0.204cm)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2.159cm" svg:height="3.806cm" svg:x="11.176cm" svg:y="4.195cm">
          <draw:text-box>
            <text:p text:style-name="P1"><text:span text:style-name="T2">0.09</text:span></text:p>
            <text:p text:style-name="P1"><text:span text:style-name="T2">+</text:span></text:p>
            <text:p text:style-name="P1"><text:span text:style-name="T2">0.49</text:span><text:span text:style-name="T2"><text:line-break/></text:span><text:span text:style-name="T2">=</text:span></text:p>
            <text:p text:style-name="P1"><text:span text:style-name="T2">0.58</text:span></text:p>
          </draw:text-box>
        </draw:frame>
        <draw:line draw:style-name="gr1" draw:text-style-name="P2" draw:layer="layout" svg:x1="5.715cm" svg:y1="2.794cm" svg:x2="7.493cm" svg:y2="1.143cm">
          <text:p text:style-name="P1"><text:span text:style-name="T1">0.3</text:span></text:p>
          <text:p text:style-name="P1"><text:span text:style-name="T1"/></text:p>
        </draw:line>
        <draw:line draw:style-name="gr1" draw:text-style-name="P2" draw:layer="layout" svg:x1="5.715cm" svg:y1="2.794cm" svg:x2="7.62cm" svg:y2="4.445cm">
          <text:p text:style-name="P1"><text:span text:style-name="T1"/></text:p>
          <text:p text:style-name="P1"><text:span text:style-name="T1">0.7</text:span></text:p>
        </draw:line>
        <draw:frame draw:style-name="gr2" draw:text-style-name="P3" draw:layer="layout" svg:width="2.286cm" svg:height="0.962cm" svg:x="7.62cm" svg:y="0.381cm">
          <draw:text-box>
            <text:p><text:span text:style-name="T1">noire</text:span></text:p>
          </draw:text-box>
        </draw:frame>
        <draw:frame draw:style-name="gr3" draw:text-style-name="P3" draw:layer="layout" svg:width="2.159cm" svg:height="0.962cm" svg:x="7.747cm" svg:y="3.937cm">
          <draw:text-box>
            <text:p><text:span text:style-name="T1">claire</text:span></text:p>
          </draw:text-box>
        </draw:frame>
        <draw:line draw:style-name="gr1" draw:text-style-name="P2" draw:layer="layout" svg:x1="5.842cm" svg:y1="8.182cm" svg:x2="7.62cm" svg:y2="6.531cm">
          <text:p text:style-name="P1"><text:span text:style-name="T1">0.3</text:span></text:p>
          <text:p text:style-name="P1"><text:span text:style-name="T1"/></text:p>
        </draw:line>
        <draw:line draw:style-name="gr1" draw:text-style-name="P2" draw:layer="layout" svg:x1="5.842cm" svg:y1="8.182cm" svg:x2="7.747cm" svg:y2="9.833cm">
          <text:p text:style-name="P1"><text:span text:style-name="T1"/></text:p>
          <text:p text:style-name="P1"><text:span text:style-name="T1">0.7</text:span></text:p>
        </draw:line>
        <draw:frame draw:style-name="gr2" draw:text-style-name="P3" draw:layer="layout" svg:width="2.286cm" svg:height="0.962cm" svg:x="7.747cm" svg:y="5.769cm">
          <draw:text-box>
            <text:p><text:span text:style-name="T1">noire</text:span></text:p>
          </draw:text-box>
        </draw:frame>
        <draw:frame draw:style-name="gr3" draw:text-style-name="P3" draw:layer="layout" svg:width="2.413cm" svg:height="0.962cm" svg:x="7.874cm" svg:y="9.325cm">
          <draw:text-box>
            <text:p><text:span text:style-name="T1">claire</text:span></text:p>
          </draw:text-box>
        </draw:frame>
        <draw:custom-shape draw:style-name="gr4" draw:text-style-name="P1" draw:layer="layout" svg:width="1.27cm" svg:height="9.779cm" svg:x="9.271cm" svg:y="0.5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4.828cm" svg:height="0.962cm" draw:transform="rotate (0.785398163397448) translate (1.367cm 3.541cm)">
          <draw:text-box>
            <text:p><text:span text:style-name="T3">0.3 * 0.3 = 0.09</text:span></text:p>
          </draw:text-box>
        </draw:frame>
        <draw:custom-shape draw:style-name="gr4" draw:text-style-name="P4" draw:layer="layout" svg:width="1.016cm" svg:height="5.878cm" draw:transform="rotate (-0.878773278379146) translate (6.336cm 6.223cm)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1.015cm" svg:height="5.877cm" draw:transform="rotate (-0.785398163397448) translate (5.921cm 0.205cm)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4.828cm" svg:height="0.962cm" draw:transform="rotate (-0.697957167872533) translate (2.142cm 7.463cm)">
          <draw:text-box>
            <text:p><text:span text:style-name="T3">0.7 * 0.7 = 0.4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28T06:16:44</meta:creation-date>
    <dc:date>2013-09-25T19:01:16.449572000</dc:date>
    <meta:editing-duration>PT1H31S</meta:editing-duration>
    <meta:editing-cycles>8</meta:editing-cycles>
    <meta:generator>LibreOffice/4.1.1.2$MacOSX_x86 LibreOffice_project/7e4286b58adc75a14f6d83f53a03b6c11fa2903</meta:generator>
    <dc:creator>Philippe Grosjean</dc:creator>
    <meta:document-statistic meta:object-count="19"/>
  </office:meta>
</office:document-meta>
</file>